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GAMARRA CLAYSEN, WIMBER</text:span></text:p>
      <text:p text:style-name="P3"><text:span text:style-name="T6">CANT. TOTAL DE CAJAS: 5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AVICOLA TRUJILLO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RIOLLOS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5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UZ</text:span></text:p>
      <text:p text:style-name="P6"/>
      <text:p text:style-name="P6">Recojo: <text:span text:style-name="T3">GAMARRA CLAYSEN, WIMBER</text:span></text:p>
      <text:p text:style-name="P6">Recojo: <text:span text:style-name="T3">GAMARRA CLAYSEN, WALTER</text:span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01:15:43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